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Noto Sans CJK SC Regula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ps" table:style-name="ta1">
        <table:shapes>
          <draw:frame draw:z-index="0" draw:style-name="gr1" draw:text-style-name="P1" svg:width="316.92mm" svg:height="221.78mm" svg:x="159.14mm" svg:y="1.06mm">
            <loext:p/>
            <draw:object draw:notify-on-update-of-ranges="tps.A1:tps.A1 tps.B1:tps.G1 tps.A2:tps.A2 tps.B2:tps.G2 tps.A3:tps.A3 tps.B3:tps.G3 tps.A4:tps.A4 tps.B4:tps.G4 tps.A5:tps.A5 tps.B5:tps.G5 tps.A6:tps.A6 tps.B6:tps.G6 tps.A7:tps.A7 tps.B7:tps.G7 tps.A8:tps.A8 tps.B8:tps.G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1并发</text:p>
          </table:table-cell>
          <table:table-cell office:value-type="string" calcext:value-type="string">
            <text:p>10并发</text:p>
          </table:table-cell>
          <table:table-cell office:value-type="string" calcext:value-type="string">
            <text:p>50并发</text:p>
          </table:table-cell>
          <table:table-cell office:value-type="string" calcext:value-type="string">
            <text:p>100并发</text:p>
          </table:table-cell>
          <table:table-cell office:value-type="string" calcext:value-type="string">
            <text:p>200并发</text:p>
          </table:table-cell>
          <table:table-cell office:value-type="string" calcext:value-type="string">
            <text:p>500并发</text:p>
          </table:table-cell>
        </table:table-row>
        <table:table-row table:style-name="ro2">
          <table:table-cell office:value-type="string" calcext:value-type="string">
            <text:p>gRPC-Go</text:p>
          </table:table-cell>
          <table:table-cell office:value-type="float" office:value="11415" calcext:value-type="float">
            <text:p>11415</text:p>
          </table:table-cell>
          <table:table-cell office:value-type="float" office:value="42158" calcext:value-type="float">
            <text:p>42158</text:p>
          </table:table-cell>
          <table:table-cell office:value-type="float" office:value="43099" calcext:value-type="float">
            <text:p>43099</text:p>
          </table:table-cell>
          <table:table-cell office:value-type="float" office:value="45203" calcext:value-type="float">
            <text:p>45203</text:p>
          </table:table-cell>
          <table:table-cell office:value-type="float" office:value="47095" calcext:value-type="float">
            <text:p>47095</text:p>
          </table:table-cell>
          <table:table-cell office:value-type="float" office:value="51180" calcext:value-type="float">
            <text:p>51180</text:p>
          </table:table-cell>
        </table:table-row>
        <table:table-row table:style-name="ro2">
          <table:table-cell office:value-type="string" calcext:value-type="string">
            <text:p>gRPC-Java</text:p>
          </table:table-cell>
          <table:table-cell office:value-type="float" office:value="2586" calcext:value-type="float">
            <text:p>2586</text:p>
          </table:table-cell>
          <table:table-cell office:value-type="float" office:value="11830" calcext:value-type="float">
            <text:p>11830</text:p>
          </table:table-cell>
          <table:table-cell office:value-type="float" office:value="22483" calcext:value-type="float">
            <text:p>22483</text:p>
          </table:table-cell>
          <table:table-cell office:value-type="float" office:value="26957" calcext:value-type="float">
            <text:p>26957</text:p>
          </table:table-cell>
          <table:table-cell office:value-type="float" office:value="30947" calcext:value-type="float">
            <text:p>30947</text:p>
          </table:table-cell>
          <table:table-cell office:value-type="float" office:value="34193" calcext:value-type="float">
            <text:p>34193</text:p>
          </table:table-cell>
        </table:table-row>
        <table:table-row table:style-name="ro2">
          <table:table-cell office:value-type="string" calcext:value-type="string">
            <text:p>DUBBO</text:p>
          </table:table-cell>
          <table:table-cell office:value-type="float" office:value="3280" calcext:value-type="float">
            <text:p>3280</text:p>
          </table:table-cell>
          <table:table-cell office:value-type="float" office:value="21362" calcext:value-type="float">
            <text:p>21362</text:p>
          </table:table-cell>
          <table:table-cell office:value-type="float" office:value="47348" calcext:value-type="float">
            <text:p>47348</text:p>
          </table:table-cell>
          <table:table-cell office:value-type="float" office:value="52590" calcext:value-type="float">
            <text:p>52590</text:p>
          </table:table-cell>
          <table:table-cell office:value-type="float" office:value="62163" calcext:value-type="float">
            <text:p>62163</text:p>
          </table:table-cell>
          <table:table-cell office:value-type="float" office:value="65165" calcext:value-type="float">
            <text:p>65165</text:p>
          </table:table-cell>
        </table:table-row>
        <table:table-row table:style-name="ro2">
          <table:table-cell office:value-type="string" calcext:value-type="string">
            <text:p>Thrift-Java</text:p>
          </table:table-cell>
          <table:table-cell office:value-type="float" office:value="7012" calcext:value-type="float">
            <text:p>7012</text:p>
          </table:table-cell>
          <table:table-cell office:value-type="float" office:value="35198" calcext:value-type="float">
            <text:p>35198</text:p>
          </table:table-cell>
          <table:table-cell office:value-type="float" office:value="74548" calcext:value-type="float">
            <text:p>74548</text:p>
          </table:table-cell>
          <table:table-cell office:value-type="float" office:value="83808" calcext:value-type="float">
            <text:p>83808</text:p>
          </table:table-cell>
          <table:table-cell office:value-type="float" office:value="91436" calcext:value-type="float">
            <text:p>91436</text:p>
          </table:table-cell>
          <table:table-cell office:value-type="float" office:value="92800" calcext:value-type="float">
            <text:p>92800</text:p>
          </table:table-cell>
        </table:table-row>
        <table:table-row table:style-name="ro2">
          <table:table-cell office:value-type="string" calcext:value-type="string">
            <text:p>Thrift-Go</text:p>
          </table:table-cell>
          <table:table-cell office:value-type="float" office:value="13850" calcext:value-type="float">
            <text:p>13850</text:p>
          </table:table-cell>
          <table:table-cell office:value-type="float" office:value="93283" calcext:value-type="float">
            <text:p>93283</text:p>
          </table:table-cell>
          <table:table-cell office:value-type="float" office:value="79936" calcext:value-type="float">
            <text:p>79936</text:p>
          </table:table-cell>
          <table:table-cell office:value-type="float" office:value="83486" calcext:value-type="float">
            <text:p>83486</text:p>
          </table:table-cell>
          <table:table-cell office:value-type="float" office:value="82081" calcext:value-type="float">
            <text:p>82081</text:p>
          </table:table-cell>
          <table:table-cell office:value-type="float" office:value="89856" calcext:value-type="float">
            <text:p>89856</text:p>
          </table:table-cell>
        </table:table-row>
        <table:table-row table:style-name="ro2">
          <table:table-cell office:value-type="string" calcext:value-type="string">
            <text:p>BRPC</text:p>
          </table:table-cell>
          <table:table-cell office:value-type="float" office:value="18248" calcext:value-type="float">
            <text:p>18248</text:p>
          </table:table-cell>
          <table:table-cell office:value-type="float" office:value="84459" calcext:value-type="float">
            <text:p>84459</text:p>
          </table:table-cell>
          <table:table-cell office:value-type="float" office:value="68474" calcext:value-type="float">
            <text:p>68474</text:p>
          </table:table-cell>
          <table:table-cell office:value-type="float" office:value="69056" calcext:value-type="float">
            <text:p>69056</text:p>
          </table:table-cell>
          <table:table-cell office:value-type="float" office:value="70554" calcext:value-type="float">
            <text:p>70554</text:p>
          </table:table-cell>
          <table:table-cell office:value-type="float" office:value="77253" calcext:value-type="float">
            <text:p>77253</text:p>
          </table:table-cell>
        </table:table-row>
        <table:table-row table:style-name="ro2">
          <table:table-cell office:value-type="string" calcext:value-type="string">
            <text:p>baiduRPC</text:p>
          </table:table-cell>
          <table:table-cell office:value-type="float" office:value="28456" calcext:value-type="float">
            <text:p>28456</text:p>
          </table:table-cell>
          <table:table-cell office:value-type="float" office:value="201417" calcext:value-type="float">
            <text:p>201417</text:p>
          </table:table-cell>
          <table:table-cell office:value-type="float" office:value="344629" calcext:value-type="float">
            <text:p>344629</text:p>
          </table:table-cell>
          <table:table-cell office:value-type="float" office:value="412808" calcext:value-type="float">
            <text:p>412808</text:p>
          </table:table-cell>
          <table:table-cell office:value-type="float" office:value="443376" calcext:value-type="float">
            <text:p>443376</text:p>
          </table:table-cell>
          <table:table-cell office:value-type="float" office:value="467492" calcext:value-type="float">
            <text:p>467492</text:p>
          </table:table-cell>
        </table:table-row>
      </table:table>
      <table:table table:name="平均响应时间" table:style-name="ta1">
        <table:shapes>
          <draw:frame draw:z-index="0" draw:style-name="gr1" draw:text-style-name="P1" svg:width="355.13mm" svg:height="199.75mm" svg:x="159.05mm" svg:y="1mm">
            <loext:p/>
            <draw:object draw:notify-on-update-of-ranges="平均响应时间.A1:平均响应时间.A1 平均响应时间.B1:平均响应时间.G1 平均响应时间.A2:平均响应时间.A2 平均响应时间.B2:平均响应时间.G2 平均响应时间.A3:平均响应时间.A3 平均响应时间.B3:平均响应时间.G3 平均响应时间.A4:平均响应时间.A4 平均响应时间.B4:平均响应时间.G4 平均响应时间.A5:平均响应时间.A5 平均响应时间.B5:平均响应时间.G5 平均响应时间.A6:平均响应时间.A6 平均响应时间.B6:平均响应时间.G6 平均响应时间.A7:平均响应时间.A7 平均响应时间.B7:平均响应时间.G7 平均响应时间.A8:平均响应时间.A8 平均响应时间.B8:平均响应时间.G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3">
          <table:table-cell/>
          <table:table-cell office:value-type="string" calcext:value-type="string">
            <text:p>1并发</text:p>
          </table:table-cell>
          <table:table-cell office:value-type="string" calcext:value-type="string">
            <text:p>10并发</text:p>
          </table:table-cell>
          <table:table-cell office:value-type="string" calcext:value-type="string">
            <text:p>50并发</text:p>
          </table:table-cell>
          <table:table-cell office:value-type="string" calcext:value-type="string">
            <text:p>100并发</text:p>
          </table:table-cell>
          <table:table-cell office:value-type="string" calcext:value-type="string">
            <text:p>200并发</text:p>
          </table:table-cell>
          <table:table-cell office:value-type="string" calcext:value-type="string">
            <text:p>500并发</text:p>
          </table:table-cell>
        </table:table-row>
        <table:table-row table:style-name="ro2">
          <table:table-cell office:value-type="string" calcext:value-type="string">
            <text:p>gRPC-Go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155" calcext:value-type="float">
            <text:p>1155</text:p>
          </table:table-cell>
          <table:table-cell office:value-type="float" office:value="2204" calcext:value-type="float">
            <text:p>2204</text:p>
          </table:table-cell>
          <table:table-cell office:value-type="float" office:value="4223" calcext:value-type="float">
            <text:p>4223</text:p>
          </table:table-cell>
          <table:table-cell office:value-type="float" office:value="9742" calcext:value-type="float">
            <text:p>9742</text:p>
          </table:table-cell>
        </table:table-row>
        <table:table-row table:style-name="ro2">
          <table:table-cell office:value-type="string" calcext:value-type="string">
            <text:p>gRPC-Java</text:p>
          </table:table-cell>
          <table:table-cell office:value-type="float" office:value="361" calcext:value-type="float">
            <text:p>361</text:p>
          </table:table-cell>
          <table:table-cell office:value-type="float" office:value="812" calcext:value-type="float">
            <text:p>812</text:p>
          </table:table-cell>
          <table:table-cell office:value-type="float" office:value="2104" calcext:value-type="float">
            <text:p>2104</text:p>
          </table:table-cell>
          <table:table-cell office:value-type="float" office:value="3535" calcext:value-type="float">
            <text:p>3535</text:p>
          </table:table-cell>
          <table:table-cell office:value-type="float" office:value="6107" calcext:value-type="float">
            <text:p>6107</text:p>
          </table:table-cell>
          <table:table-cell office:value-type="float" office:value="13840" calcext:value-type="float">
            <text:p>13840</text:p>
          </table:table-cell>
        </table:table-row>
        <table:table-row table:style-name="ro2">
          <table:table-cell office:value-type="string" calcext:value-type="string">
            <text:p>DUBBO</text:p>
          </table:table-cell>
          <table:table-cell office:value-type="float" office:value="279" calcext:value-type="float">
            <text:p>279</text:p>
          </table:table-cell>
          <table:table-cell office:value-type="float" office:value="436" calcext:value-type="float">
            <text:p>436</text:p>
          </table:table-cell>
          <table:table-cell office:value-type="float" office:value="1014" calcext:value-type="float">
            <text:p>1014</text:p>
          </table:table-cell>
          <table:table-cell office:value-type="float" office:value="1894" calcext:value-type="float">
            <text:p>1894</text:p>
          </table:table-cell>
          <table:table-cell office:value-type="float" office:value="3181" calcext:value-type="float">
            <text:p>3181</text:p>
          </table:table-cell>
          <table:table-cell office:value-type="float" office:value="7633" calcext:value-type="float">
            <text:p>7633</text:p>
          </table:table-cell>
        </table:table-row>
        <table:table-row table:style-name="ro2">
          <table:table-cell office:value-type="string" calcext:value-type="string">
            <text:p>Thrift-Java</text:p>
          </table:table-cell>
          <table:table-cell office:value-type="float" office:value="117" calcext:value-type="float">
            <text:p>117</text:p>
          </table:table-cell>
          <table:table-cell office:value-type="float" office:value="230" calcext:value-type="float">
            <text:p>230</text:p>
          </table:table-cell>
          <table:table-cell office:value-type="float" office:value="632" calcext:value-type="float">
            <text:p>632</text:p>
          </table:table-cell>
          <table:table-cell office:value-type="float" office:value="1088" calcext:value-type="float">
            <text:p>1088</text:p>
          </table:table-cell>
          <table:table-cell office:value-type="float" office:value="2106" calcext:value-type="float">
            <text:p>2106</text:p>
          </table:table-cell>
          <table:table-cell office:value-type="float" office:value="5049" calcext:value-type="float">
            <text:p>5049</text:p>
          </table:table-cell>
        </table:table-row>
        <table:table-row table:style-name="ro2">
          <table:table-cell office:value-type="string" calcext:value-type="string">
            <text:p>Thrift-Go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622" calcext:value-type="float">
            <text:p>622</text:p>
          </table:table-cell>
          <table:table-cell office:value-type="float" office:value="1195" calcext:value-type="float">
            <text:p>1195</text:p>
          </table:table-cell>
          <table:table-cell office:value-type="float" office:value="2420" calcext:value-type="float">
            <text:p>2420</text:p>
          </table:table-cell>
          <table:table-cell office:value-type="float" office:value="5536" calcext:value-type="float">
            <text:p>5536</text:p>
          </table:table-cell>
        </table:table-row>
        <table:table-row table:style-name="ro2">
          <table:table-cell office:value-type="string" calcext:value-type="string">
            <text:p>BRPC</text:p>
          </table:table-cell>
          <table:table-cell office:value-type="float" office:value="54" calcext:value-type="float">
            <text:p>54</text:p>
          </table:table-cell>
          <table:table-cell office:value-type="float" office:value="117" calcext:value-type="float">
            <text:p>117</text:p>
          </table:table-cell>
          <table:table-cell office:value-type="float" office:value="727" calcext:value-type="float">
            <text:p>727</text:p>
          </table:table-cell>
          <table:table-cell office:value-type="float" office:value="1443" calcext:value-type="float">
            <text:p>1443</text:p>
          </table:table-cell>
          <table:table-cell office:value-type="float" office:value="2823" calcext:value-type="float">
            <text:p>2823</text:p>
          </table:table-cell>
          <table:table-cell office:value-type="float" office:value="6446" calcext:value-type="float">
            <text:p>6446</text:p>
          </table:table-cell>
        </table:table-row>
        <table:table-row table:style-name="ro2">
          <table:table-cell office:value-type="string" calcext:value-type="string">
            <text:p>baiduRPC</text:p>
          </table:table-cell>
          <table:table-cell office:value-type="float" office:value="33" calcext:value-type="float">
            <text:p>33</text:p>
          </table:table-cell>
          <table:table-cell office:value-type="float" office:value="109" calcext:value-type="float">
            <text:p>109</text:p>
          </table:table-cell>
          <table:table-cell office:value-type="float" office:value="690" calcext:value-type="float">
            <text:p>690</text:p>
          </table:table-cell>
          <table:table-cell office:value-type="float" office:value="1942" calcext:value-type="float">
            <text:p>1942</text:p>
          </table:table-cell>
          <table:table-cell office:value-type="float" office:value="4286" calcext:value-type="float">
            <text:p>4286</text:p>
          </table:table-cell>
          <table:table-cell office:value-type="float" office:value="8140" calcext:value-type="float">
            <text:p>8140</text:p>
          </table:table-cell>
        </table:table-row>
      </table:table>
      <table:table table:name="TP99响应时间" table:style-name="ta1">
        <table:shapes>
          <draw:frame draw:z-index="0" draw:style-name="gr1" draw:text-style-name="P1" svg:width="305.08mm" svg:height="215.1mm" svg:x="159.14mm" svg:y="1.06mm">
            <loext:p/>
            <draw:object draw:notify-on-update-of-ranges="TP99响应时间.A1:TP99响应时间.A1 TP99响应时间.B1:TP99响应时间.G1 TP99响应时间.A2:TP99响应时间.A2 TP99响应时间.B2:TP99响应时间.G2 TP99响应时间.A3:TP99响应时间.A3 TP99响应时间.B3:TP99响应时间.G3 TP99响应时间.A4:TP99响应时间.A4 TP99响应时间.B4:TP99响应时间.G4 TP99响应时间.A5:TP99响应时间.A5 TP99响应时间.B5:TP99响应时间.G5 TP99响应时间.A6:TP99响应时间.A6 TP99响应时间.B6:TP99响应时间.G6 TP99响应时间.A7:TP99响应时间.A7 TP99响应时间.B7:TP99响应时间.G7 TP99响应时间.A8:TP99响应时间.A8 TP99响应时间.B8:TP99响应时间.G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3">
          <table:table-cell/>
          <table:table-cell office:value-type="string" calcext:value-type="string">
            <text:p>1并发</text:p>
          </table:table-cell>
          <table:table-cell office:value-type="string" calcext:value-type="string">
            <text:p>10并发</text:p>
          </table:table-cell>
          <table:table-cell office:value-type="string" calcext:value-type="string">
            <text:p>50并发</text:p>
          </table:table-cell>
          <table:table-cell office:value-type="string" calcext:value-type="string">
            <text:p>100并发</text:p>
          </table:table-cell>
          <table:table-cell office:value-type="string" calcext:value-type="string">
            <text:p>200并发</text:p>
          </table:table-cell>
          <table:table-cell office:value-type="string" calcext:value-type="string">
            <text:p>500并发</text:p>
          </table:table-cell>
        </table:table-row>
        <table:table-row table:style-name="ro2">
          <table:table-cell office:value-type="string" calcext:value-type="string">
            <text:p>gRPC-Go</text:p>
          </table:table-cell>
          <table:table-cell office:value-type="float" office:value="139" calcext:value-type="float">
            <text:p>139</text:p>
          </table:table-cell>
          <table:table-cell office:value-type="float" office:value="976" calcext:value-type="float">
            <text:p>976</text:p>
          </table:table-cell>
          <table:table-cell office:value-type="float" office:value="3700" calcext:value-type="float">
            <text:p>3700</text:p>
          </table:table-cell>
          <table:table-cell office:value-type="float" office:value="6516" calcext:value-type="float">
            <text:p>6516</text:p>
          </table:table-cell>
          <table:table-cell office:value-type="float" office:value="10435" calcext:value-type="float">
            <text:p>10435</text:p>
          </table:table-cell>
          <table:table-cell office:value-type="float" office:value="23588" calcext:value-type="float">
            <text:p>23588</text:p>
          </table:table-cell>
        </table:table-row>
        <table:table-row table:style-name="ro2">
          <table:table-cell office:value-type="string" calcext:value-type="string">
            <text:p>gRPC-Jav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000" calcext:value-type="float">
            <text:p>4000</text:p>
          </table:table-cell>
          <table:table-cell office:value-type="float" office:value="14000" calcext:value-type="float">
            <text:p>14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9000" calcext:value-type="float">
            <text:p>29000</text:p>
          </table:table-cell>
          <table:table-cell office:value-type="float" office:value="58000" calcext:value-type="float">
            <text:p>58000</text:p>
          </table:table-cell>
        </table:table-row>
        <table:table-row table:style-name="ro2">
          <table:table-cell office:value-type="string" calcext:value-type="string">
            <text:p>DUBBO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table:style-name="ce1" office:value-type="float" office:value="6000" calcext:value-type="float">
            <text:p>6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2">
          <table:table-cell office:value-type="string" calcext:value-type="string">
            <text:p>Thrift-Java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2">
          <table:table-cell office:value-type="string" calcext:value-type="string">
            <text:p>Thrift-Go</text:p>
          </table:table-cell>
          <table:table-cell office:value-type="float" office:value="217" calcext:value-type="float">
            <text:p>217</text:p>
          </table:table-cell>
          <table:table-cell office:value-type="float" office:value="289" calcext:value-type="float">
            <text:p>289</text:p>
          </table:table-cell>
          <table:table-cell office:value-type="float" office:value="2180" calcext:value-type="float">
            <text:p>2180</text:p>
          </table:table-cell>
          <table:table-cell office:value-type="float" office:value="3809" calcext:value-type="float">
            <text:p>3809</text:p>
          </table:table-cell>
          <table:table-cell office:value-type="float" office:value="5923" calcext:value-type="float">
            <text:p>5923</text:p>
          </table:table-cell>
          <table:table-cell office:value-type="float" office:value="11780" calcext:value-type="float">
            <text:p>11780</text:p>
          </table:table-cell>
        </table:table-row>
        <table:table-row table:style-name="ro2">
          <table:table-cell office:value-type="string" calcext:value-type="string">
            <text:p>BRPC</text:p>
          </table:table-cell>
          <table:table-cell office:value-type="float" office:value="80" calcext:value-type="float">
            <text:p>80</text:p>
          </table:table-cell>
          <table:table-cell office:value-type="float" office:value="405" calcext:value-type="float">
            <text:p>405</text:p>
          </table:table-cell>
          <table:table-cell office:value-type="float" office:value="2601" calcext:value-type="float">
            <text:p>2601</text:p>
          </table:table-cell>
          <table:table-cell office:value-type="float" office:value="4839" calcext:value-type="float">
            <text:p>4839</text:p>
          </table:table-cell>
          <table:table-cell office:value-type="float" office:value="8379" calcext:value-type="float">
            <text:p>8379</text:p>
          </table:table-cell>
          <table:table-cell office:value-type="float" office:value="2185" calcext:value-type="float">
            <text:p>2185</text:p>
          </table:table-cell>
        </table:table-row>
        <table:table-row table:style-name="ro2">
          <table:table-cell office:value-type="string" calcext:value-type="string">
            <text:p>baiduRPC</text:p>
          </table:table-cell>
          <table:table-cell office:value-type="float" office:value="36" calcext:value-type="float">
            <text:p>36</text:p>
          </table:table-cell>
          <table:table-cell office:value-type="float" office:value="212" calcext:value-type="float">
            <text:p>212</text:p>
          </table:table-cell>
          <table:table-cell office:value-type="float" office:value="1802" calcext:value-type="float">
            <text:p>1802</text:p>
          </table:table-cell>
          <table:table-cell office:value-type="float" office:value="4524" calcext:value-type="float">
            <text:p>4524</text:p>
          </table:table-cell>
          <table:table-cell office:value-type="float" office:value="8719" calcext:value-type="float">
            <text:p>8719</text:p>
          </table:table-cell>
          <table:table-cell office:value-type="float" office:value="17818" calcext:value-type="float">
            <text:p>17818</text:p>
          </table:table-cell>
        </table:table-row>
      </table:table>
      <table:table table:name="TP999响应时间" table:style-name="ta1">
        <table:shapes>
          <draw:frame draw:z-index="0" draw:style-name="gr1" draw:text-style-name="P1" svg:width="317.74mm" svg:height="211.91mm" svg:x="159.14mm" svg:y="1.06mm">
            <loext:p/>
            <draw:object draw:notify-on-update-of-ranges="TP999响应时间.A1:TP999响应时间.A1 TP999响应时间.B1:TP999响应时间.G1 TP999响应时间.A2:TP999响应时间.A2 TP999响应时间.B2:TP999响应时间.G2 TP999响应时间.A3:TP999响应时间.A3 TP999响应时间.B3:TP999响应时间.G3 TP999响应时间.A4:TP999响应时间.A4 TP999响应时间.B4:TP999响应时间.G4 TP999响应时间.A5:TP999响应时间.A5 TP999响应时间.B5:TP999响应时间.G5 TP999响应时间.A6:TP999响应时间.A6 TP999响应时间.B6:TP999响应时间.G6 TP999响应时间.A7:TP999响应时间.A7 TP999响应时间.B7:TP999响应时间.G7 TP999响应时间.A8:TP999响应时间.A8 TP999响应时间.B8:TP999响应时间.G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3">
          <table:table-cell/>
          <table:table-cell office:value-type="string" calcext:value-type="string">
            <text:p>1并发</text:p>
          </table:table-cell>
          <table:table-cell office:value-type="string" calcext:value-type="string">
            <text:p>10并发</text:p>
          </table:table-cell>
          <table:table-cell office:value-type="string" calcext:value-type="string">
            <text:p>50并发</text:p>
          </table:table-cell>
          <table:table-cell office:value-type="string" calcext:value-type="string">
            <text:p>100并发</text:p>
          </table:table-cell>
          <table:table-cell office:value-type="string" calcext:value-type="string">
            <text:p>200并发</text:p>
          </table:table-cell>
          <table:table-cell office:value-type="string" calcext:value-type="string">
            <text:p>500并发</text:p>
          </table:table-cell>
        </table:table-row>
        <table:table-row table:style-name="ro2">
          <table:table-cell office:value-type="string" calcext:value-type="string">
            <text:p>gRPC-Go</text:p>
          </table:table-cell>
          <table:table-cell office:value-type="float" office:value="355" calcext:value-type="float">
            <text:p>355</text:p>
          </table:table-cell>
          <table:table-cell office:value-type="float" office:value="1594" calcext:value-type="float">
            <text:p>1594</text:p>
          </table:table-cell>
          <table:table-cell office:value-type="float" office:value="5814" calcext:value-type="float">
            <text:p>5814</text:p>
          </table:table-cell>
          <table:table-cell office:value-type="float" office:value="9963" calcext:value-type="float">
            <text:p>9963</text:p>
          </table:table-cell>
          <table:table-cell office:value-type="float" office:value="15539" calcext:value-type="float">
            <text:p>15539</text:p>
          </table:table-cell>
          <table:table-cell office:value-type="float" office:value="34867" calcext:value-type="float">
            <text:p>34867</text:p>
          </table:table-cell>
        </table:table-row>
        <table:table-row table:style-name="ro2">
          <table:table-cell office:value-type="string" calcext:value-type="string">
            <text:p>gRPC-Java</text:p>
          </table:table-cell>
          <table:table-cell table:style-name="ce1" office:value-type="float" office:value="6000" calcext:value-type="float">
            <text:p>6000</text:p>
          </table:table-cell>
          <table:table-cell office:value-type="float" office:value="15000" calcext:value-type="float">
            <text:p>15000</text:p>
          </table:table-cell>
          <table:table-cell office:value-type="float" office:value="47000" calcext:value-type="float">
            <text:p>47000</text:p>
          </table:table-cell>
          <table:table-cell office:value-type="float" office:value="63000" calcext:value-type="float">
            <text:p>63000</text:p>
          </table:table-cell>
          <table:table-cell office:value-type="float" office:value="86000" calcext:value-type="float">
            <text:p>86000</text:p>
          </table:table-cell>
          <table:table-cell office:value-type="float" office:value="115000" calcext:value-type="float">
            <text:p>115000</text:p>
          </table:table-cell>
        </table:table-row>
        <table:table-row table:style-name="ro2">
          <table:table-cell office:value-type="string" calcext:value-type="string">
            <text:p>DUBBO</text:p>
          </table:table-cell>
          <table:table-cell office:value-type="float" office:value="4900" calcext:value-type="float">
            <text:p>4900</text:p>
          </table:table-cell>
          <table:table-cell office:value-type="float" office:value="9000" calcext:value-type="float">
            <text:p>9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3000" calcext:value-type="float">
            <text:p>2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58000" calcext:value-type="float">
            <text:p>58000</text:p>
          </table:table-cell>
        </table:table-row>
        <table:table-row table:style-name="ro2">
          <table:table-cell office:value-type="string" calcext:value-type="string">
            <text:p>Thrift-Java</text:p>
          </table:table-cell>
          <table:table-cell office:value-type="float" office:value="4000" calcext:value-type="float">
            <text:p>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35999" calcext:value-type="float">
            <text:p>35999</text:p>
          </table:table-cell>
          <table:table-cell office:value-type="float" office:value="34000" calcext:value-type="float">
            <text:p>34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2">
          <table:table-cell office:value-type="string" calcext:value-type="string">
            <text:p>Thrift-Go</text:p>
          </table:table-cell>
          <table:table-cell office:value-type="float" office:value="358" calcext:value-type="float">
            <text:p>358</text:p>
          </table:table-cell>
          <table:table-cell office:value-type="float" office:value="927" calcext:value-type="float">
            <text:p>927</text:p>
          </table:table-cell>
          <table:table-cell office:value-type="float" office:value="3924" calcext:value-type="float">
            <text:p>3924</text:p>
          </table:table-cell>
          <table:table-cell office:value-type="float" office:value="6535" calcext:value-type="float">
            <text:p>6535</text:p>
          </table:table-cell>
          <table:table-cell office:value-type="float" office:value="9305" calcext:value-type="float">
            <text:p>9305</text:p>
          </table:table-cell>
          <table:table-cell office:value-type="float" office:value="21517" calcext:value-type="float">
            <text:p>21517</text:p>
          </table:table-cell>
        </table:table-row>
        <table:table-row table:style-name="ro2">
          <table:table-cell office:value-type="string" calcext:value-type="string">
            <text:p>BRPC</text:p>
          </table:table-cell>
          <table:table-cell office:value-type="float" office:value="256" calcext:value-type="float">
            <text:p>256</text:p>
          </table:table-cell>
          <table:table-cell office:value-type="float" office:value="912" calcext:value-type="float">
            <text:p>912</text:p>
          </table:table-cell>
          <table:table-cell office:value-type="float" office:value="4560" calcext:value-type="float">
            <text:p>4560</text:p>
          </table:table-cell>
          <table:table-cell office:value-type="float" office:value="7397" calcext:value-type="float">
            <text:p>7397</text:p>
          </table:table-cell>
          <table:table-cell office:value-type="float" office:value="12355" calcext:value-type="float">
            <text:p>12355</text:p>
          </table:table-cell>
          <table:table-cell office:value-type="float" office:value="30027" calcext:value-type="float">
            <text:p>30027</text:p>
          </table:table-cell>
        </table:table-row>
        <table:table-row table:style-name="ro2">
          <table:table-cell office:value-type="string" calcext:value-type="string">
            <text:p>baiduRPC</text:p>
          </table:table-cell>
          <table:table-cell office:value-type="float" office:value="58" calcext:value-type="float">
            <text:p>58</text:p>
          </table:table-cell>
          <table:table-cell office:value-type="float" office:value="528" calcext:value-type="float">
            <text:p>528</text:p>
          </table:table-cell>
          <table:table-cell office:value-type="float" office:value="2987" calcext:value-type="float">
            <text:p>2987</text:p>
          </table:table-cell>
          <table:table-cell office:value-type="float" office:value="6243" calcext:value-type="float">
            <text:p>6243</text:p>
          </table:table-cell>
          <table:table-cell office:value-type="float" office:value="11186" calcext:value-type="float">
            <text:p>11186</text:p>
          </table:table-cell>
          <table:table-cell office:value-type="float" office:value="26738" calcext:value-type="float">
            <text:p>267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00/00/00</text:date>, <text:time style:data-style-name="N2" text:time-value="19:33:42.288045032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2:49:05.678090949</meta:creation-date>
    <dc:date>2017-12-18T20:26:09.309467470</dc:date>
    <meta:editing-duration>PT53M15S</meta:editing-duration>
    <meta:editing-cycles>15</meta:editing-cycles>
    <meta:generator>LibreOffice/5.4.2.2$Linux_X86_64 LibreOffice_project/40m0$Build-2</meta:generator>
    <meta:document-statistic meta:table-count="4" meta:cell-count="22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693cm" svg:height="22.179cm" xlink:href=".." xlink:type="simple" chart:class="chart:scatter" chart:style-name="ch1">
        <chart:title svg:x="15.339cm" svg:y="0.579cm" chart:style-name="ch2">
          <text:p>TPS</text:p>
        </chart:title>
        <chart:legend chart:legend-position="end" svg:x="28.603cm" svg:y="9.296cm" style:legend-expansion="high" chart:style-name="ch3"/>
        <chart:plot-area chart:style-name="ch4" table:cell-range-address="tps.A1:tps.G8" chart:data-source-has-labels="both" svg:x="0.633cm" svg:y="1.801cm" svg:width="27.337cm" svg:height="19.935cm">
          <chartooo:coordinate-region svg:x="1.995cm" svg:y="2cm" svg:width="25.881cm" svg:height="19.089cm"/>
          <chart:axis chart:dimension="x" chart:name="primary-x" chart:style-name="ch5" chartooo:axis-type="auto">
            <chart:categories table:cell-range-address="tps.B1:tps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ps.B2:tps.G2" chart:label-cell-address="tps.A2:tps.A2" chart:class="chart:scatter">
            <chart:data-point chart:repeated="6"/>
          </chart:series>
          <chart:series chart:style-name="ch8" chart:values-cell-range-address="tps.B3:tps.G3" chart:label-cell-address="tps.A3:tps.A3" chart:class="chart:scatter">
            <chart:data-point chart:repeated="6"/>
          </chart:series>
          <chart:series chart:style-name="ch9" chart:values-cell-range-address="tps.B4:tps.G4" chart:label-cell-address="tps.A4:tps.A4" chart:class="chart:scatter">
            <chart:data-point chart:repeated="6"/>
          </chart:series>
          <chart:series chart:style-name="ch10" chart:values-cell-range-address="tps.B5:tps.G5" chart:label-cell-address="tps.A5:tps.A5" chart:class="chart:scatter">
            <chart:data-point chart:repeated="6"/>
          </chart:series>
          <chart:series chart:style-name="ch11" chart:values-cell-range-address="tps.B6:tps.G6" chart:label-cell-address="tps.A6:tps.A6" chart:class="chart:scatter">
            <chart:data-point chart:repeated="6"/>
          </chart:series>
          <chart:series chart:style-name="ch12" chart:values-cell-range-address="tps.B7:tps.G7" chart:label-cell-address="tps.A7:tps.A7" chart:class="chart:scatter">
            <chart:data-point chart:repeated="6"/>
          </chart:series>
          <chart:series chart:style-name="ch13" chart:values-cell-range-address="tps.B8:tps.G8" chart:label-cell-address="tps.A8:tps.A8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并发</text:p>
                <draw:g>
                  <svg:desc>tps.B1:tps.G1</svg:desc>
                </draw:g>
              </table:table-cell>
              <table:table-cell office:value-type="string">
                <text:p>10并发</text:p>
              </table:table-cell>
              <table:table-cell office:value-type="string">
                <text:p>50并发</text:p>
              </table:table-cell>
              <table:table-cell office:value-type="string">
                <text:p>100并发</text:p>
              </table:table-cell>
              <table:table-cell office:value-type="string">
                <text:p>200并发</text:p>
              </table:table-cell>
              <table:table-cell office:value-type="string">
                <text:p>500并发</text:p>
              </table:table-cell>
            </table:table-row>
          </table:table-header-rows>
          <table:table-rows>
            <table:table-row>
              <table:table-cell office:value-type="string">
                <text:p>gRPC-Go</text:p>
                <draw:g>
                  <svg:desc>tps.A2:tps.A2</svg:desc>
                </draw:g>
              </table:table-cell>
              <table:table-cell office:value-type="float" office:value="11415">
                <text:p>11415</text:p>
                <draw:g>
                  <svg:desc>tps.B2:tps.G2</svg:desc>
                </draw:g>
              </table:table-cell>
              <table:table-cell office:value-type="float" office:value="42158">
                <text:p>42158</text:p>
              </table:table-cell>
              <table:table-cell office:value-type="float" office:value="43099">
                <text:p>43099</text:p>
              </table:table-cell>
              <table:table-cell office:value-type="float" office:value="45203">
                <text:p>45203</text:p>
              </table:table-cell>
              <table:table-cell office:value-type="float" office:value="47095">
                <text:p>47095</text:p>
              </table:table-cell>
              <table:table-cell office:value-type="float" office:value="51180">
                <text:p>51180</text:p>
              </table:table-cell>
            </table:table-row>
            <table:table-row>
              <table:table-cell office:value-type="string">
                <text:p>gRPC-Java</text:p>
                <draw:g>
                  <svg:desc>tps.A3:tps.A3</svg:desc>
                </draw:g>
              </table:table-cell>
              <table:table-cell office:value-type="float" office:value="2586">
                <text:p>2586</text:p>
                <draw:g>
                  <svg:desc>tps.B3:tps.G3</svg:desc>
                </draw:g>
              </table:table-cell>
              <table:table-cell office:value-type="float" office:value="11830">
                <text:p>11830</text:p>
              </table:table-cell>
              <table:table-cell office:value-type="float" office:value="22483">
                <text:p>22483</text:p>
              </table:table-cell>
              <table:table-cell office:value-type="float" office:value="26957">
                <text:p>26957</text:p>
              </table:table-cell>
              <table:table-cell office:value-type="float" office:value="30947">
                <text:p>30947</text:p>
              </table:table-cell>
              <table:table-cell office:value-type="float" office:value="34193">
                <text:p>34193</text:p>
              </table:table-cell>
            </table:table-row>
            <table:table-row>
              <table:table-cell office:value-type="string">
                <text:p>DUBBO</text:p>
                <draw:g>
                  <svg:desc>tps.A4:tps.A4</svg:desc>
                </draw:g>
              </table:table-cell>
              <table:table-cell office:value-type="float" office:value="3280">
                <text:p>3280</text:p>
                <draw:g>
                  <svg:desc>tps.B4:tps.G4</svg:desc>
                </draw:g>
              </table:table-cell>
              <table:table-cell office:value-type="float" office:value="21362">
                <text:p>21362</text:p>
              </table:table-cell>
              <table:table-cell office:value-type="float" office:value="47348">
                <text:p>47348</text:p>
              </table:table-cell>
              <table:table-cell office:value-type="float" office:value="52590">
                <text:p>52590</text:p>
              </table:table-cell>
              <table:table-cell office:value-type="float" office:value="62163">
                <text:p>62163</text:p>
              </table:table-cell>
              <table:table-cell office:value-type="float" office:value="65165">
                <text:p>65165</text:p>
              </table:table-cell>
            </table:table-row>
            <table:table-row>
              <table:table-cell office:value-type="string">
                <text:p>Thrift-Java</text:p>
                <draw:g>
                  <svg:desc>tps.A5:tps.A5</svg:desc>
                </draw:g>
              </table:table-cell>
              <table:table-cell office:value-type="float" office:value="7012">
                <text:p>7012</text:p>
                <draw:g>
                  <svg:desc>tps.B5:tps.G5</svg:desc>
                </draw:g>
              </table:table-cell>
              <table:table-cell office:value-type="float" office:value="35198">
                <text:p>35198</text:p>
              </table:table-cell>
              <table:table-cell office:value-type="float" office:value="74548">
                <text:p>74548</text:p>
              </table:table-cell>
              <table:table-cell office:value-type="float" office:value="83808">
                <text:p>83808</text:p>
              </table:table-cell>
              <table:table-cell office:value-type="float" office:value="91436">
                <text:p>91436</text:p>
              </table:table-cell>
              <table:table-cell office:value-type="float" office:value="92800">
                <text:p>92800</text:p>
              </table:table-cell>
            </table:table-row>
            <table:table-row>
              <table:table-cell office:value-type="string">
                <text:p>Thrift-Go</text:p>
                <draw:g>
                  <svg:desc>tps.A6:tps.A6</svg:desc>
                </draw:g>
              </table:table-cell>
              <table:table-cell office:value-type="float" office:value="13850">
                <text:p>13850</text:p>
                <draw:g>
                  <svg:desc>tps.B6:tps.G6</svg:desc>
                </draw:g>
              </table:table-cell>
              <table:table-cell office:value-type="float" office:value="93283">
                <text:p>93283</text:p>
              </table:table-cell>
              <table:table-cell office:value-type="float" office:value="79936">
                <text:p>79936</text:p>
              </table:table-cell>
              <table:table-cell office:value-type="float" office:value="83486">
                <text:p>83486</text:p>
              </table:table-cell>
              <table:table-cell office:value-type="float" office:value="82081">
                <text:p>82081</text:p>
              </table:table-cell>
              <table:table-cell office:value-type="float" office:value="89856">
                <text:p>89856</text:p>
              </table:table-cell>
            </table:table-row>
            <table:table-row>
              <table:table-cell office:value-type="string">
                <text:p>BRPC</text:p>
                <draw:g>
                  <svg:desc>tps.A7:tps.A7</svg:desc>
                </draw:g>
              </table:table-cell>
              <table:table-cell office:value-type="float" office:value="18248">
                <text:p>18248</text:p>
                <draw:g>
                  <svg:desc>tps.B7:tps.G7</svg:desc>
                </draw:g>
              </table:table-cell>
              <table:table-cell office:value-type="float" office:value="84459">
                <text:p>84459</text:p>
              </table:table-cell>
              <table:table-cell office:value-type="float" office:value="68474">
                <text:p>68474</text:p>
              </table:table-cell>
              <table:table-cell office:value-type="float" office:value="69056">
                <text:p>69056</text:p>
              </table:table-cell>
              <table:table-cell office:value-type="float" office:value="70554">
                <text:p>70554</text:p>
              </table:table-cell>
              <table:table-cell office:value-type="float" office:value="77253">
                <text:p>77253</text:p>
              </table:table-cell>
            </table:table-row>
            <table:table-row>
              <table:table-cell office:value-type="string">
                <text:p>baiduRPC</text:p>
                <draw:g>
                  <svg:desc>tps.A8:tps.A8</svg:desc>
                </draw:g>
              </table:table-cell>
              <table:table-cell office:value-type="float" office:value="28456">
                <text:p>28456</text:p>
                <draw:g>
                  <svg:desc>tps.B8:tps.G8</svg:desc>
                </draw:g>
              </table:table-cell>
              <table:table-cell office:value-type="float" office:value="201417">
                <text:p>201417</text:p>
              </table:table-cell>
              <table:table-cell office:value-type="float" office:value="344629">
                <text:p>344629</text:p>
              </table:table-cell>
              <table:table-cell office:value-type="float" office:value="412808">
                <text:p>412808</text:p>
              </table:table-cell>
              <table:table-cell office:value-type="float" office:value="443376">
                <text:p>443376</text:p>
              </table:table-cell>
              <table:table-cell office:value-type="float" office:value="467492">
                <text:p>467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514cm" svg:height="19.976cm" xlink:href=".." xlink:type="simple" chart:class="chart:line" chart:style-name="ch1">
        <chart:title svg:x="16.324cm" svg:y="0.535cm" chart:style-name="ch2">
          <text:p>平均响应时间</text:p>
        </chart:title>
        <chart:legend chart:legend-position="end" svg:x="32.424cm" svg:y="8.195cm" style:legend-expansion="high" chart:style-name="ch3"/>
        <chart:plot-area chart:style-name="ch4" table:cell-range-address="平均响应时间.A1:平均响应时间.G8" chart:data-source-has-labels="both" svg:x="0.71cm" svg:y="1.871cm" svg:width="31.004cm" svg:height="16.619cm">
          <chartooo:coordinate-region svg:x="1.702cm" svg:y="2.07cm" svg:width="29.165cm" svg:height="15.667cm"/>
          <chart:axis chart:dimension="x" chart:name="primary-x" chart:style-name="ch5" chartooo:axis-type="auto">
            <chartooo:date-scale/>
            <chart:title svg:x="15.837cm" svg:y="18.889cm" chart:style-name="ch6">
              <text:p>微秒</text:p>
            </chart:title>
            <chart:categories table:cell-range-address="平均响应时间.B1:平均响应时间.G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平均响应时间.B2:平均响应时间.G2" chart:label-cell-address="平均响应时间.A2:平均响应时间.A2" chart:class="chart:line">
            <chart:data-point chart:repeated="6"/>
          </chart:series>
          <chart:series chart:style-name="ch9" chart:values-cell-range-address="平均响应时间.B3:平均响应时间.G3" chart:label-cell-address="平均响应时间.A3:平均响应时间.A3" chart:class="chart:line">
            <chart:data-point chart:repeated="6"/>
          </chart:series>
          <chart:series chart:style-name="ch10" chart:values-cell-range-address="平均响应时间.B4:平均响应时间.G4" chart:label-cell-address="平均响应时间.A4:平均响应时间.A4" chart:class="chart:line">
            <chart:data-point chart:repeated="6"/>
          </chart:series>
          <chart:series chart:style-name="ch11" chart:values-cell-range-address="平均响应时间.B5:平均响应时间.G5" chart:label-cell-address="平均响应时间.A5:平均响应时间.A5" chart:class="chart:line">
            <chart:data-point chart:repeated="6"/>
          </chart:series>
          <chart:series chart:style-name="ch12" chart:values-cell-range-address="平均响应时间.B6:平均响应时间.G6" chart:label-cell-address="平均响应时间.A6:平均响应时间.A6" chart:class="chart:line">
            <chart:data-point chart:repeated="6"/>
          </chart:series>
          <chart:series chart:style-name="ch13" chart:values-cell-range-address="平均响应时间.B7:平均响应时间.G7" chart:label-cell-address="平均响应时间.A7:平均响应时间.A7" chart:class="chart:line">
            <chart:data-point chart:repeated="6"/>
          </chart:series>
          <chart:series chart:style-name="ch14" chart:values-cell-range-address="平均响应时间.B8:平均响应时间.G8" chart:label-cell-address="平均响应时间.A8:平均响应时间.A8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并发</text:p>
                <draw:g>
                  <svg:desc>平均响应时间.B1:平均响应时间.G1</svg:desc>
                </draw:g>
              </table:table-cell>
              <table:table-cell office:value-type="string">
                <text:p>10并发</text:p>
              </table:table-cell>
              <table:table-cell office:value-type="string">
                <text:p>50并发</text:p>
              </table:table-cell>
              <table:table-cell office:value-type="string">
                <text:p>100并发</text:p>
              </table:table-cell>
              <table:table-cell office:value-type="string">
                <text:p>200并发</text:p>
              </table:table-cell>
              <table:table-cell office:value-type="string">
                <text:p>500并发</text:p>
              </table:table-cell>
            </table:table-row>
          </table:table-header-rows>
          <table:table-rows>
            <table:table-row>
              <table:table-cell office:value-type="string">
                <text:p>gRPC-Go</text:p>
                <draw:g>
                  <svg:desc>平均响应时间.A2:平均响应时间.A2</svg:desc>
                </draw:g>
              </table:table-cell>
              <table:table-cell office:value-type="float" office:value="87">
                <text:p>87</text:p>
                <draw:g>
                  <svg:desc>平均响应时间.B2:平均响应时间.G2</svg:desc>
                </draw:g>
              </table:table-cell>
              <table:table-cell office:value-type="float" office:value="235">
                <text:p>235</text:p>
              </table:table-cell>
              <table:table-cell office:value-type="float" office:value="1155">
                <text:p>1155</text:p>
              </table:table-cell>
              <table:table-cell office:value-type="float" office:value="2204">
                <text:p>2204</text:p>
              </table:table-cell>
              <table:table-cell office:value-type="float" office:value="4223">
                <text:p>4223</text:p>
              </table:table-cell>
              <table:table-cell office:value-type="float" office:value="9742">
                <text:p>9742</text:p>
              </table:table-cell>
            </table:table-row>
            <table:table-row>
              <table:table-cell office:value-type="string">
                <text:p>gRPC-Java</text:p>
                <draw:g>
                  <svg:desc>平均响应时间.A3:平均响应时间.A3</svg:desc>
                </draw:g>
              </table:table-cell>
              <table:table-cell office:value-type="float" office:value="361">
                <text:p>361</text:p>
                <draw:g>
                  <svg:desc>平均响应时间.B3:平均响应时间.G3</svg:desc>
                </draw:g>
              </table:table-cell>
              <table:table-cell office:value-type="float" office:value="812">
                <text:p>812</text:p>
              </table:table-cell>
              <table:table-cell office:value-type="float" office:value="2104">
                <text:p>2104</text:p>
              </table:table-cell>
              <table:table-cell office:value-type="float" office:value="3535">
                <text:p>3535</text:p>
              </table:table-cell>
              <table:table-cell office:value-type="float" office:value="6107">
                <text:p>6107</text:p>
              </table:table-cell>
              <table:table-cell office:value-type="float" office:value="13840">
                <text:p>13840</text:p>
              </table:table-cell>
            </table:table-row>
            <table:table-row>
              <table:table-cell office:value-type="string">
                <text:p>DUBBO</text:p>
                <draw:g>
                  <svg:desc>平均响应时间.A4:平均响应时间.A4</svg:desc>
                </draw:g>
              </table:table-cell>
              <table:table-cell office:value-type="float" office:value="279">
                <text:p>279</text:p>
                <draw:g>
                  <svg:desc>平均响应时间.B4:平均响应时间.G4</svg:desc>
                </draw:g>
              </table:table-cell>
              <table:table-cell office:value-type="float" office:value="436">
                <text:p>436</text:p>
              </table:table-cell>
              <table:table-cell office:value-type="float" office:value="1014">
                <text:p>1014</text:p>
              </table:table-cell>
              <table:table-cell office:value-type="float" office:value="1894">
                <text:p>1894</text:p>
              </table:table-cell>
              <table:table-cell office:value-type="float" office:value="3181">
                <text:p>3181</text:p>
              </table:table-cell>
              <table:table-cell office:value-type="float" office:value="7633">
                <text:p>7633</text:p>
              </table:table-cell>
            </table:table-row>
            <table:table-row>
              <table:table-cell office:value-type="string">
                <text:p>Thrift-Java</text:p>
                <draw:g>
                  <svg:desc>平均响应时间.A5:平均响应时间.A5</svg:desc>
                </draw:g>
              </table:table-cell>
              <table:table-cell office:value-type="float" office:value="117">
                <text:p>117</text:p>
                <draw:g>
                  <svg:desc>平均响应时间.B5:平均响应时间.G5</svg:desc>
                </draw:g>
              </table:table-cell>
              <table:table-cell office:value-type="float" office:value="230">
                <text:p>230</text:p>
              </table:table-cell>
              <table:table-cell office:value-type="float" office:value="632">
                <text:p>632</text:p>
              </table:table-cell>
              <table:table-cell office:value-type="float" office:value="1088">
                <text:p>1088</text:p>
              </table:table-cell>
              <table:table-cell office:value-type="float" office:value="2106">
                <text:p>2106</text:p>
              </table:table-cell>
              <table:table-cell office:value-type="float" office:value="5049">
                <text:p>5049</text:p>
              </table:table-cell>
            </table:table-row>
            <table:table-row>
              <table:table-cell office:value-type="string">
                <text:p>Thrift-Go</text:p>
                <draw:g>
                  <svg:desc>平均响应时间.A6:平均响应时间.A6</svg:desc>
                </draw:g>
              </table:table-cell>
              <table:table-cell office:value-type="float" office:value="71">
                <text:p>71</text:p>
                <draw:g>
                  <svg:desc>平均响应时间.B6:平均响应时间.G6</svg:desc>
                </draw:g>
              </table:table-cell>
              <table:table-cell office:value-type="float" office:value="105">
                <text:p>105</text:p>
              </table:table-cell>
              <table:table-cell office:value-type="float" office:value="622">
                <text:p>622</text:p>
              </table:table-cell>
              <table:table-cell office:value-type="float" office:value="1195">
                <text:p>1195</text:p>
              </table:table-cell>
              <table:table-cell office:value-type="float" office:value="2420">
                <text:p>2420</text:p>
              </table:table-cell>
              <table:table-cell office:value-type="float" office:value="5536">
                <text:p>5536</text:p>
              </table:table-cell>
            </table:table-row>
            <table:table-row>
              <table:table-cell office:value-type="string">
                <text:p>BRPC</text:p>
                <draw:g>
                  <svg:desc>平均响应时间.A7:平均响应时间.A7</svg:desc>
                </draw:g>
              </table:table-cell>
              <table:table-cell office:value-type="float" office:value="54">
                <text:p>54</text:p>
                <draw:g>
                  <svg:desc>平均响应时间.B7:平均响应时间.G7</svg:desc>
                </draw:g>
              </table:table-cell>
              <table:table-cell office:value-type="float" office:value="117">
                <text:p>117</text:p>
              </table:table-cell>
              <table:table-cell office:value-type="float" office:value="727">
                <text:p>727</text:p>
              </table:table-cell>
              <table:table-cell office:value-type="float" office:value="1443">
                <text:p>1443</text:p>
              </table:table-cell>
              <table:table-cell office:value-type="float" office:value="2823">
                <text:p>2823</text:p>
              </table:table-cell>
              <table:table-cell office:value-type="float" office:value="6446">
                <text:p>6446</text:p>
              </table:table-cell>
            </table:table-row>
            <table:table-row>
              <table:table-cell office:value-type="string">
                <text:p>baiduRPC</text:p>
                <draw:g>
                  <svg:desc>平均响应时间.A8:平均响应时间.A8</svg:desc>
                </draw:g>
              </table:table-cell>
              <table:table-cell office:value-type="float" office:value="33">
                <text:p>33</text:p>
                <draw:g>
                  <svg:desc>平均响应时间.B8:平均响应时间.G8</svg:desc>
                </draw:g>
              </table:table-cell>
              <table:table-cell office:value-type="float" office:value="109">
                <text:p>109</text:p>
              </table:table-cell>
              <table:table-cell office:value-type="float" office:value="690">
                <text:p>690</text:p>
              </table:table-cell>
              <table:table-cell office:value-type="float" office:value="1942">
                <text:p>1942</text:p>
              </table:table-cell>
              <table:table-cell office:value-type="float" office:value="4286">
                <text:p>4286</text:p>
              </table:table-cell>
              <table:table-cell office:value-type="float" office:value="8140">
                <text:p>81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509cm" svg:height="21.511cm" xlink:href=".." xlink:type="simple" chart:class="chart:line" chart:style-name="ch1">
        <chart:title svg:x="13.705cm" svg:y="0.566cm" chart:style-name="ch2">
          <text:p>TP99响应时间</text:p>
        </chart:title>
        <chart:legend chart:legend-position="end" svg:x="27.419cm" svg:y="8.962cm" style:legend-expansion="high" chart:style-name="ch3"/>
        <chart:plot-area chart:style-name="ch4" table:cell-range-address="TP99响应时间.A1:TP99响应时间.G8" chart:data-source-has-labels="both" svg:x="0.61cm" svg:y="1.933cm" svg:width="26.199cm" svg:height="18.061cm">
          <chartooo:coordinate-region svg:x="1.787cm" svg:y="2.132cm" svg:width="24.359cm" svg:height="17.109cm"/>
          <chart:axis chart:dimension="x" chart:name="primary-x" chart:style-name="ch5" chartooo:axis-type="auto">
            <chartooo:date-scale/>
            <chart:title svg:x="13.334cm" svg:y="20.424cm" chart:style-name="ch6">
              <text:p>微秒</text:p>
            </chart:title>
            <chart:categories table:cell-range-address="TP99响应时间.B1:TP99响应时间.G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TP99响应时间.B2:TP99响应时间.G2" chart:label-cell-address="TP99响应时间.A2:TP99响应时间.A2" chart:class="chart:line">
            <chart:data-point chart:repeated="6"/>
          </chart:series>
          <chart:series chart:style-name="ch9" chart:values-cell-range-address="TP99响应时间.B3:TP99响应时间.G3" chart:label-cell-address="TP99响应时间.A3:TP99响应时间.A3" chart:class="chart:line">
            <chart:data-point chart:repeated="6"/>
          </chart:series>
          <chart:series chart:style-name="ch10" chart:values-cell-range-address="TP99响应时间.B4:TP99响应时间.G4" chart:label-cell-address="TP99响应时间.A4:TP99响应时间.A4" chart:class="chart:line">
            <chart:data-point chart:repeated="6"/>
          </chart:series>
          <chart:series chart:style-name="ch11" chart:values-cell-range-address="TP99响应时间.B5:TP99响应时间.G5" chart:label-cell-address="TP99响应时间.A5:TP99响应时间.A5" chart:class="chart:line">
            <chart:data-point chart:repeated="6"/>
          </chart:series>
          <chart:series chart:style-name="ch12" chart:values-cell-range-address="TP99响应时间.B6:TP99响应时间.G6" chart:label-cell-address="TP99响应时间.A6:TP99响应时间.A6" chart:class="chart:line">
            <chart:data-point chart:repeated="6"/>
          </chart:series>
          <chart:series chart:style-name="ch13" chart:values-cell-range-address="TP99响应时间.B7:TP99响应时间.G7" chart:label-cell-address="TP99响应时间.A7:TP99响应时间.A7" chart:class="chart:line">
            <chart:data-point chart:repeated="6"/>
          </chart:series>
          <chart:series chart:style-name="ch14" chart:values-cell-range-address="TP99响应时间.B8:TP99响应时间.G8" chart:label-cell-address="TP99响应时间.A8:TP99响应时间.A8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并发</text:p>
                <draw:g>
                  <svg:desc>TP99响应时间.B1:TP99响应时间.G1</svg:desc>
                </draw:g>
              </table:table-cell>
              <table:table-cell office:value-type="string">
                <text:p>10并发</text:p>
              </table:table-cell>
              <table:table-cell office:value-type="string">
                <text:p>50并发</text:p>
              </table:table-cell>
              <table:table-cell office:value-type="string">
                <text:p>100并发</text:p>
              </table:table-cell>
              <table:table-cell office:value-type="string">
                <text:p>200并发</text:p>
              </table:table-cell>
              <table:table-cell office:value-type="string">
                <text:p>500并发</text:p>
              </table:table-cell>
            </table:table-row>
          </table:table-header-rows>
          <table:table-rows>
            <table:table-row>
              <table:table-cell office:value-type="string">
                <text:p>gRPC-Go</text:p>
                <draw:g>
                  <svg:desc>TP99响应时间.A2:TP99响应时间.A2</svg:desc>
                </draw:g>
              </table:table-cell>
              <table:table-cell office:value-type="float" office:value="139">
                <text:p>139</text:p>
                <draw:g>
                  <svg:desc>TP99响应时间.B2:TP99响应时间.G2</svg:desc>
                </draw:g>
              </table:table-cell>
              <table:table-cell office:value-type="float" office:value="976">
                <text:p>976</text:p>
              </table:table-cell>
              <table:table-cell office:value-type="float" office:value="3700">
                <text:p>3700</text:p>
              </table:table-cell>
              <table:table-cell office:value-type="float" office:value="6516">
                <text:p>6516</text:p>
              </table:table-cell>
              <table:table-cell office:value-type="float" office:value="10435">
                <text:p>10435</text:p>
              </table:table-cell>
              <table:table-cell office:value-type="float" office:value="23588">
                <text:p>23588</text:p>
              </table:table-cell>
            </table:table-row>
            <table:table-row>
              <table:table-cell office:value-type="string">
                <text:p>gRPC-Java</text:p>
                <draw:g>
                  <svg:desc>TP99响应时间.A3:TP99响应时间.A3</svg:desc>
                </draw:g>
              </table:table-cell>
              <table:table-cell office:value-type="float" office:value="2000">
                <text:p>2000</text:p>
                <draw:g>
                  <svg:desc>TP99响应时间.B3:TP99响应时间.G3</svg:desc>
                </draw:g>
              </table:table-cell>
              <table:table-cell office:value-type="float" office:value="4000">
                <text:p>4000</text:p>
              </table:table-cell>
              <table:table-cell office:value-type="float" office:value="14000">
                <text:p>14000</text:p>
              </table:table-cell>
              <table:table-cell office:value-type="float" office:value="20000">
                <text:p>20000</text:p>
              </table:table-cell>
              <table:table-cell office:value-type="float" office:value="29000">
                <text:p>29000</text:p>
              </table:table-cell>
              <table:table-cell office:value-type="float" office:value="58000">
                <text:p>58000</text:p>
              </table:table-cell>
            </table:table-row>
            <table:table-row>
              <table:table-cell office:value-type="string">
                <text:p>DUBBO</text:p>
                <draw:g>
                  <svg:desc>TP99响应时间.A4:TP99响应时间.A4</svg:desc>
                </draw:g>
              </table:table-cell>
              <table:table-cell office:value-type="float" office:value="1000">
                <text:p>1000</text:p>
                <draw:g>
                  <svg:desc>TP99响应时间.B4:TP99响应时间.G4</svg:desc>
                </draw:g>
              </table:table-cell>
              <table:table-cell office:value-type="float" office:value="3000">
                <text:p>3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Thrift-Java</text:p>
                <draw:g>
                  <svg:desc>TP99响应时间.A5:TP99响应时间.A5</svg:desc>
                </draw:g>
              </table:table-cell>
              <table:table-cell office:value-type="float" office:value="1000">
                <text:p>1000</text:p>
                <draw:g>
                  <svg:desc>TP99响应时间.B5:TP99响应时间.G5</svg:desc>
                </draw:g>
              </table:table-cell>
              <table:table-cell office:value-type="float" office:value="3000">
                <text:p>3000</text:p>
              </table:table-cell>
              <table:table-cell office:value-type="float" office:value="5000">
                <text:p>5000</text:p>
              </table:table-cell>
              <table:table-cell office:value-type="float" office:value="8000">
                <text:p>8000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Thrift-Go</text:p>
                <draw:g>
                  <svg:desc>TP99响应时间.A6:TP99响应时间.A6</svg:desc>
                </draw:g>
              </table:table-cell>
              <table:table-cell office:value-type="float" office:value="217">
                <text:p>217</text:p>
                <draw:g>
                  <svg:desc>TP99响应时间.B6:TP99响应时间.G6</svg:desc>
                </draw:g>
              </table:table-cell>
              <table:table-cell office:value-type="float" office:value="289">
                <text:p>289</text:p>
              </table:table-cell>
              <table:table-cell office:value-type="float" office:value="2180">
                <text:p>2180</text:p>
              </table:table-cell>
              <table:table-cell office:value-type="float" office:value="3809">
                <text:p>3809</text:p>
              </table:table-cell>
              <table:table-cell office:value-type="float" office:value="5923">
                <text:p>5923</text:p>
              </table:table-cell>
              <table:table-cell office:value-type="float" office:value="11780">
                <text:p>11780</text:p>
              </table:table-cell>
            </table:table-row>
            <table:table-row>
              <table:table-cell office:value-type="string">
                <text:p>BRPC</text:p>
                <draw:g>
                  <svg:desc>TP99响应时间.A7:TP99响应时间.A7</svg:desc>
                </draw:g>
              </table:table-cell>
              <table:table-cell office:value-type="float" office:value="80">
                <text:p>80</text:p>
                <draw:g>
                  <svg:desc>TP99响应时间.B7:TP99响应时间.G7</svg:desc>
                </draw:g>
              </table:table-cell>
              <table:table-cell office:value-type="float" office:value="405">
                <text:p>405</text:p>
              </table:table-cell>
              <table:table-cell office:value-type="float" office:value="2601">
                <text:p>2601</text:p>
              </table:table-cell>
              <table:table-cell office:value-type="float" office:value="4839">
                <text:p>4839</text:p>
              </table:table-cell>
              <table:table-cell office:value-type="float" office:value="8379">
                <text:p>8379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baiduRPC</text:p>
                <draw:g>
                  <svg:desc>TP99响应时间.A8:TP99响应时间.A8</svg:desc>
                </draw:g>
              </table:table-cell>
              <table:table-cell office:value-type="float" office:value="36">
                <text:p>36</text:p>
                <draw:g>
                  <svg:desc>TP99响应时间.B8:TP99响应时间.G8</svg:desc>
                </draw:g>
              </table:table-cell>
              <table:table-cell office:value-type="float" office:value="212">
                <text:p>212</text:p>
              </table:table-cell>
              <table:table-cell office:value-type="float" office:value="1802">
                <text:p>1802</text:p>
              </table:table-cell>
              <table:table-cell office:value-type="float" office:value="4524">
                <text:p>4524</text:p>
              </table:table-cell>
              <table:table-cell office:value-type="float" office:value="8719">
                <text:p>8719</text:p>
              </table:table-cell>
              <table:table-cell office:value-type="float" office:value="17818">
                <text:p>178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775cm" svg:height="21.192cm" xlink:href=".." xlink:type="simple" chart:class="chart:line" chart:style-name="ch1">
        <chart:title svg:x="14.219cm" svg:y="0.559cm" chart:style-name="ch2">
          <text:p>TP999响应时间</text:p>
        </chart:title>
        <chart:legend chart:legend-position="end" svg:x="28.685cm" svg:y="8.803cm" style:legend-expansion="high" chart:style-name="ch3"/>
        <chart:plot-area chart:style-name="ch4" table:cell-range-address="TP999响应时间.A1:TP999响应时间.G8" chart:data-source-has-labels="both" svg:x="1.752cm" svg:y="1.919cm" svg:width="26.298cm" svg:height="18.85cm">
          <chartooo:coordinate-region svg:x="2.929cm" svg:y="2.118cm" svg:width="24.273cm" svg:height="17.898cm"/>
          <chart:axis chart:dimension="x" chart:name="primary-x" chart:style-name="ch5" chartooo:axis-type="auto">
            <chartooo:date-scale/>
            <chart:categories table:cell-range-address="TP999响应时间.B1:TP999响应时间.G1"/>
          </chart:axis>
          <chart:axis chart:dimension="y" chart:name="primary-y" chart:style-name="ch5">
            <chart:title svg:x="0.451cm" svg:y="11.719cm" chart:style-name="ch6">
              <text:p>微秒</text:p>
            </chart:title>
            <chart:grid chart:style-name="ch7" chart:class="major"/>
          </chart:axis>
          <chart:series chart:style-name="ch8" chart:values-cell-range-address="TP999响应时间.B2:TP999响应时间.G2" chart:label-cell-address="TP999响应时间.A2:TP999响应时间.A2" chart:class="chart:line">
            <chart:data-point chart:repeated="6"/>
          </chart:series>
          <chart:series chart:style-name="ch9" chart:values-cell-range-address="TP999响应时间.B3:TP999响应时间.G3" chart:label-cell-address="TP999响应时间.A3:TP999响应时间.A3" chart:class="chart:line">
            <chart:data-point chart:repeated="6"/>
          </chart:series>
          <chart:series chart:style-name="ch10" chart:values-cell-range-address="TP999响应时间.B4:TP999响应时间.G4" chart:label-cell-address="TP999响应时间.A4:TP999响应时间.A4" chart:class="chart:line">
            <chart:data-point chart:repeated="6"/>
          </chart:series>
          <chart:series chart:style-name="ch11" chart:values-cell-range-address="TP999响应时间.B5:TP999响应时间.G5" chart:label-cell-address="TP999响应时间.A5:TP999响应时间.A5" chart:class="chart:line">
            <chart:data-point chart:repeated="6"/>
          </chart:series>
          <chart:series chart:style-name="ch12" chart:values-cell-range-address="TP999响应时间.B6:TP999响应时间.G6" chart:label-cell-address="TP999响应时间.A6:TP999响应时间.A6" chart:class="chart:line">
            <chart:data-point chart:repeated="6"/>
          </chart:series>
          <chart:series chart:style-name="ch13" chart:values-cell-range-address="TP999响应时间.B7:TP999响应时间.G7" chart:label-cell-address="TP999响应时间.A7:TP999响应时间.A7" chart:class="chart:line">
            <chart:data-point chart:repeated="6"/>
          </chart:series>
          <chart:series chart:style-name="ch14" chart:values-cell-range-address="TP999响应时间.B8:TP999响应时间.G8" chart:label-cell-address="TP999响应时间.A8:TP999响应时间.A8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并发</text:p>
                <draw:g>
                  <svg:desc>TP999响应时间.B1:TP999响应时间.G1</svg:desc>
                </draw:g>
              </table:table-cell>
              <table:table-cell office:value-type="string">
                <text:p>10并发</text:p>
              </table:table-cell>
              <table:table-cell office:value-type="string">
                <text:p>50并发</text:p>
              </table:table-cell>
              <table:table-cell office:value-type="string">
                <text:p>100并发</text:p>
              </table:table-cell>
              <table:table-cell office:value-type="string">
                <text:p>200并发</text:p>
              </table:table-cell>
              <table:table-cell office:value-type="string">
                <text:p>500并发</text:p>
              </table:table-cell>
            </table:table-row>
          </table:table-header-rows>
          <table:table-rows>
            <table:table-row>
              <table:table-cell office:value-type="string">
                <text:p>gRPC-Go</text:p>
                <draw:g>
                  <svg:desc>TP999响应时间.A2:TP999响应时间.A2</svg:desc>
                </draw:g>
              </table:table-cell>
              <table:table-cell office:value-type="float" office:value="355">
                <text:p>355</text:p>
                <draw:g>
                  <svg:desc>TP999响应时间.B2:TP999响应时间.G2</svg:desc>
                </draw:g>
              </table:table-cell>
              <table:table-cell office:value-type="float" office:value="1594">
                <text:p>1594</text:p>
              </table:table-cell>
              <table:table-cell office:value-type="float" office:value="5814">
                <text:p>5814</text:p>
              </table:table-cell>
              <table:table-cell office:value-type="float" office:value="9963">
                <text:p>9963</text:p>
              </table:table-cell>
              <table:table-cell office:value-type="float" office:value="15539">
                <text:p>15539</text:p>
              </table:table-cell>
              <table:table-cell office:value-type="float" office:value="34867">
                <text:p>34867</text:p>
              </table:table-cell>
            </table:table-row>
            <table:table-row>
              <table:table-cell office:value-type="string">
                <text:p>gRPC-Java</text:p>
                <draw:g>
                  <svg:desc>TP999响应时间.A3:TP999响应时间.A3</svg:desc>
                </draw:g>
              </table:table-cell>
              <table:table-cell office:value-type="float" office:value="6000">
                <text:p>6000</text:p>
                <draw:g>
                  <svg:desc>TP999响应时间.B3:TP999响应时间.G3</svg:desc>
                </draw:g>
              </table:table-cell>
              <table:table-cell office:value-type="float" office:value="15000">
                <text:p>15000</text:p>
              </table:table-cell>
              <table:table-cell office:value-type="float" office:value="47000">
                <text:p>47000</text:p>
              </table:table-cell>
              <table:table-cell office:value-type="float" office:value="63000">
                <text:p>63000</text:p>
              </table:table-cell>
              <table:table-cell office:value-type="float" office:value="86000">
                <text:p>86000</text:p>
              </table:table-cell>
              <table:table-cell office:value-type="float" office:value="115000">
                <text:p>115000</text:p>
              </table:table-cell>
            </table:table-row>
            <table:table-row>
              <table:table-cell office:value-type="string">
                <text:p>DUBBO</text:p>
                <draw:g>
                  <svg:desc>TP999响应时间.A4:TP999响应时间.A4</svg:desc>
                </draw:g>
              </table:table-cell>
              <table:table-cell office:value-type="float" office:value="4900">
                <text:p>4900</text:p>
                <draw:g>
                  <svg:desc>TP999响应时间.B4:TP999响应时间.G4</svg:desc>
                </draw:g>
              </table:table-cell>
              <table:table-cell office:value-type="float" office:value="9000">
                <text:p>9000</text:p>
              </table:table-cell>
              <table:table-cell office:value-type="float" office:value="16000">
                <text:p>16000</text:p>
              </table:table-cell>
              <table:table-cell office:value-type="float" office:value="23000">
                <text:p>23000</text:p>
              </table:table-cell>
              <table:table-cell office:value-type="float" office:value="34000">
                <text:p>34000</text:p>
              </table:table-cell>
              <table:table-cell office:value-type="float" office:value="58000">
                <text:p>58000</text:p>
              </table:table-cell>
            </table:table-row>
            <table:table-row>
              <table:table-cell office:value-type="string">
                <text:p>Thrift-Java</text:p>
                <draw:g>
                  <svg:desc>TP999响应时间.A5:TP999响应时间.A5</svg:desc>
                </draw:g>
              </table:table-cell>
              <table:table-cell office:value-type="float" office:value="4000">
                <text:p>4000</text:p>
                <draw:g>
                  <svg:desc>TP999响应时间.B5:TP999响应时间.G5</svg:desc>
                </draw:g>
              </table:table-cell>
              <table:table-cell office:value-type="float" office:value="12000">
                <text:p>12000</text:p>
              </table:table-cell>
              <table:table-cell office:value-type="float" office:value="35999">
                <text:p>35999</text:p>
              </table:table-cell>
              <table:table-cell office:value-type="float" office:value="34000">
                <text:p>34000</text:p>
              </table:table-cell>
              <table:table-cell office:value-type="float" office:value="28000">
                <text:p>28000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string">
                <text:p>Thrift-Go</text:p>
                <draw:g>
                  <svg:desc>TP999响应时间.A6:TP999响应时间.A6</svg:desc>
                </draw:g>
              </table:table-cell>
              <table:table-cell office:value-type="float" office:value="358">
                <text:p>358</text:p>
                <draw:g>
                  <svg:desc>TP999响应时间.B6:TP999响应时间.G6</svg:desc>
                </draw:g>
              </table:table-cell>
              <table:table-cell office:value-type="float" office:value="927">
                <text:p>927</text:p>
              </table:table-cell>
              <table:table-cell office:value-type="float" office:value="3924">
                <text:p>3924</text:p>
              </table:table-cell>
              <table:table-cell office:value-type="float" office:value="6535">
                <text:p>6535</text:p>
              </table:table-cell>
              <table:table-cell office:value-type="float" office:value="9305">
                <text:p>9305</text:p>
              </table:table-cell>
              <table:table-cell office:value-type="float" office:value="21517">
                <text:p>21517</text:p>
              </table:table-cell>
            </table:table-row>
            <table:table-row>
              <table:table-cell office:value-type="string">
                <text:p>BRPC</text:p>
                <draw:g>
                  <svg:desc>TP999响应时间.A7:TP999响应时间.A7</svg:desc>
                </draw:g>
              </table:table-cell>
              <table:table-cell office:value-type="float" office:value="256">
                <text:p>256</text:p>
                <draw:g>
                  <svg:desc>TP999响应时间.B7:TP999响应时间.G7</svg:desc>
                </draw:g>
              </table:table-cell>
              <table:table-cell office:value-type="float" office:value="912">
                <text:p>912</text:p>
              </table:table-cell>
              <table:table-cell office:value-type="float" office:value="4560">
                <text:p>4560</text:p>
              </table:table-cell>
              <table:table-cell office:value-type="float" office:value="7397">
                <text:p>7397</text:p>
              </table:table-cell>
              <table:table-cell office:value-type="float" office:value="12355">
                <text:p>12355</text:p>
              </table:table-cell>
              <table:table-cell office:value-type="float" office:value="30027">
                <text:p>30027</text:p>
              </table:table-cell>
            </table:table-row>
            <table:table-row>
              <table:table-cell office:value-type="string">
                <text:p>baiduRPC</text:p>
                <draw:g>
                  <svg:desc>TP999响应时间.A8:TP999响应时间.A8</svg:desc>
                </draw:g>
              </table:table-cell>
              <table:table-cell office:value-type="float" office:value="58">
                <text:p>58</text:p>
                <draw:g>
                  <svg:desc>TP999响应时间.B8:TP999响应时间.G8</svg:desc>
                </draw:g>
              </table:table-cell>
              <table:table-cell office:value-type="float" office:value="528">
                <text:p>528</text:p>
              </table:table-cell>
              <table:table-cell office:value-type="float" office:value="2987">
                <text:p>2987</text:p>
              </table:table-cell>
              <table:table-cell office:value-type="float" office:value="6243">
                <text:p>6243</text:p>
              </table:table-cell>
              <table:table-cell office:value-type="float" office:value="11186">
                <text:p>11186</text:p>
              </table:table-cell>
              <table:table-cell office:value-type="float" office:value="26738">
                <text:p>267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